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0256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3.3445in"/>
    </style:style>
    <style:style style:name="co8" style:family="table-column">
      <style:table-column-properties fo:break-before="auto" style:column-width="3.033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1453in" fo:break-before="auto" style:use-optimal-row-height="fals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1.1291in" fo:break-before="auto" style:use-optimal-row-height="false"/>
    </style:style>
    <style:style style:name="ro7" style:family="table-row">
      <style:table-row-properties style:row-height="1.1091in" fo:break-before="auto" style:use-optimal-row-height="false"/>
    </style:style>
    <style:style style:name="ro8" style:family="table-row">
      <style:table-row-properties style:row-height="1.9898in" fo:break-before="auto" style:use-optimal-row-height="false"/>
    </style:style>
    <style:style style:name="ro9" style:family="table-row">
      <style:table-row-properties style:row-height="2.1661in" fo:break-before="auto" style:use-optimal-row-height="false"/>
    </style:style>
    <style:style style:name="ro10" style:family="table-row">
      <style:table-row-properties style:row-height="1.8339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611in" fo:break-before="auto" style:use-optimal-row-height="false"/>
    </style:style>
    <style:style style:name="ro13" style:family="table-row">
      <style:table-row-properties style:row-height="0.539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1965in" fo:break-before="auto" style:use-optimal-row-height="true"/>
    </style:style>
    <style:style style:name="ro16" style:family="table-row">
      <style:table-row-properties style:row-height="0.9016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b4c7dc" fo:wrap-option="wrap" fo:border="0.74pt solid #000000" style:vertical-align="top"/>
      <style:text-properties fo:color="#383d3c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0000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4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style:font-size-asian="11pt" style:font-size-complex="11pt"/>
    </style:style>
    <style:style style:name="ce85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style:font-size-asian="11pt" style:font-size-complex="11pt"/>
    </style:style>
    <style:style style:name="ce86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style:text-underline-style="none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6"/>
        <table:table-column table:style-name="co7" table:default-cell-style-name="ce1"/>
        <table:table-column table:style-name="co8" table:default-cell-style-name="ce1"/>
        <table:table-column table:style-name="co9" table:default-cell-style-name="ce85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84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office:value-type="string" calcext:value-type="string">
            <text:p>Please stop mocking the language or you’ll never understand the importance of memory safety or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2">- Smart pointers</text:span><text:span text:style-name="T14"> (handles memory leaks, dangling pointers, etc.)</text:span></text:p>
            <text:p><text:span text:style-name="T2">- Encapsulation</text:span><text:span text:style-name="T15"> aids in abstraction and security of object data and methods;</text:span></text:p>
            <text:p><text:span text:style-name="T2">- Stronger type checking</text:span></text:p>
            <text:p><text:span text:style-name="T2">- STL </text:span><text:span text:style-name="T15">data structures and algorithms aid in avoiding writing in security flaws;</text:span></text:p>
            <text:p><text:span text:style-name="T2">- Graceful exception handling</text:span><text:span text:style-name="T15"> (avoidance of crashes);</text:span></text:p>
            <text:p><text:span text:style-name="T2">- Standardized string handling</text:span></text:p>
            <text:p><text:span text:style-name="T2">- RAII </text:span><text:span text:style-name="T15">(proper initialization and destruction of objects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86" office:value-type="string" calcext:value-type="string">
            <text:p>Every professional developer is expected to know C++ (especially a game developer)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Metaverse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71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/>
          <table:table-cell table:style-name="ce18" office:value-type="string" calcext:value-type="string">
            <text:p><text:span text:style-name="T3">Maintenance of: </text:span></text:p>
            <text:p><text:span text:style-name="T3">- Pop!_OS kernel;</text:span></text:p>
            <text:p><text:span text:style-name="T3">- Metaverse VM; </text:span></text:p>
            <text:p><text:span text:style-name="T3"> </text:span></text:p>
            <text:p><text:span text:style-name="T3">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2" office:value-type="string" calcext:value-type="string">
            <text:p>No GC</text:p>
          </table:table-cell>
          <table:table-cell table:style-name="ce72" office:value-type="string" calcext:value-type="string">
            <text:p>None</text:p>
          </table:table-cell>
          <table:table-cell table:style-name="ce31" office:value-type="string" calcext:value-type="string">
            <text:p><text:span text:style-name="T18">Attempting to achieve things outside of the language’s focal capabilities will inspire the developer to write very long command lines. </text:span></text:p>
            <text:p><text:span text:style-name="T18">- Bash: error handling and resource management would be done manually.</text:span></text:p>
          </table:table-cell>
          <table:table-cell table:style-name="ce8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18">Most shells: </text:span></text:p>
            <text:p><text:span text:style-name="T18">- WSL (if Microsoft lets you).</text:span></text:p>
            <text:p><text:span text:style-name="T18">Powershell: </text:span></text:p>
            <text:p><text:span text:style-name="T18">- Windows setup applications.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3" office:value-type="string" calcext:value-type="string">
            <text:p>GC</text:p>
          </table:table-cell>
          <table:table-cell table:style-name="ce18" office:value-type="string" calcext:value-type="string">
            <text:p><text:span text:style-name="T2">- Automatic memory allocation</text:span></text:p>
            <text:p><text:span text:style-name="T2">- Dynamic typing</text:span><text:span text:style-name="T15"> =&gt; no need for explicit type declaration ; methods and attributes (e.g., protocols like __mod__) are built into objects. Object management is based on its “behavior” instead of a strict type.</text:span></text:p>
            <text:p><text:span text:style-name="T2">- Automatic bounds checking</text:span></text:p>
            <text:p><text:span text:style-name="T2">- Exception handling</text:span><text:span text:style-name="T15"> (no crashes or memory littering)</text:span></text:p>
            <text:p><text:span text:style-name="T2">- String handling</text:span><text:span text:style-name="T15"> (no buffer overflows or format string vulnerabilities).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86" office:value-type="string" calcext:value-type="string">
            <text:p>The vast majority of professional developers are expected to know this language.</text:p>
          </table:table-cell>
          <table:table-cell table:style-name="ce18" office:value-type="string" calcext:value-type="string">
            <text:p><text:span text:style-name="T3">A language processing feature in the form of a package/release.</text:span></text:p>
            <text:p/>
            <text:p><text:span text:style-name="T3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4" office:value-type="string" calcext:value-type="string">
            <text:p>GC</text:p>
          </table:table-cell>
          <table:table-cell table:style-name="ce19" office:value-type="string" calcext:value-type="string">
            <text:p><text:span text:style-name="T2">- Array bounds checking</text:span></text:p>
            <text:p><text:span text:style-name="T2">- Handling dangling pointers</text:span></text:p>
            <text:p><text:span text:style-name="T2">- Access modifiers </text:span><text:span text:style-name="T15">can help regulate the level of security of class objects. </text:span></text:p>
            <text:p><text:span text:style-name="T3">- The dedicated </text:span><text:span text:style-name="T16">sandbox environment </text:span><text:span text:style-name="T15">can be used for testing untrusted code: </text:span></text:p>
            <text:p><text:span text:style-name="T3">  = A dedicated </text:span><text:span text:style-name="T16">security manager helps regulate access to system-critical, networking, and other operations </text:span><text:span text:style-name="T15">in the face of untrusted and unsafe operations; </text:span></text:p>
            <text:p><text:span text:style-name="T3">  = </text:span><text:span text:style-name="T16">Java bytecode verification </text:span><text:span text:style-name="T15">helps prevents memory corruption during class loading.</text:span></text:p>
          </table:table-cell>
          <table:table-cell table:style-name="ce19" office:value-type="string" calcext:value-type="string">
            <text:p>The syntax can be intimidating.</text:p>
          </table:table-cell>
          <table:table-cell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office:value-type="string" calcext:value-type="string">
            <text:p>Depends</text:p>
          </table:table-cell>
          <table:table-cell table:style-name="ce4" office:value-type="string" calcext:value-type="string">
            <text:p>.NET GC</text:p>
          </table:table-cell>
          <table:table-cell table:style-name="ce19" office:value-type="string" calcext:value-type="string">
            <text:p><text:span text:style-name="T2">- Encapsulation, inheritance, polymorphism</text:span><text:span text:style-name="T15"> </text:span></text:p>
            <text:p><text:span text:style-name="T3">- Enforcing </text:span><text:span text:style-name="T16">strong, static typing </text:span><text:span text:style-name="T15">(at compile-time); </text:span></text:p>
            <text:p><text:span text:style-name="T2">- Array bounds checking</text:span></text:p>
            <text:p><text:span text:style-name="T2">- Control over nullability </text:span><text:span text:style-name="T15">(with C# v.8.0).</text:span></text:p>
          </table:table-cell>
          <table:table-cell table:style-name="ce19" office:value-type="string" calcext:value-type="string">
            <text:p><text:span text:style-name="T1">- Challenges in cross-platform functionality (suitable for Windows); </text:span></text:p>
            <text:p><text:span text:style-name="T3">- Not easy to jump into; </text:span></text:p>
            <text:p><text:span text:style-name="T3">- Long-lived objects have the potential of creating problems related to memory and performance.</text:span></text:p>
            <text:p><text:span text:style-name="T3">- Null checking is not taken care of.</text:span></text:p>
          </table:table-cell>
          <table:table-cell table:style-name="ce86" office:value-type="string" calcext:value-type="string">
            <text:p><text:span text:style-name="T19">- All professional video game developers are expected to know this language. </text:span></text:p>
            <text:p><text:span text:style-name="T3">- In spite of the deficiency of advanced memory safety features, a program written in this language will have little-to-no chance of crashing.</text:span>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2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3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74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</table:table-row>
        <table:table-row table:style-name="ro14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2" office:value-type="string" calcext:value-type="string">
            <text:p>ARC – automated reference counting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5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6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office:value-type="string" calcext:value-type="string">
            <text:p><text:span text:style-name="T17">- </text:span></text:p>
            <text:p><text:span text:style-name="T3">- Exception handling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</table:table-row>
        <table:table-row table:style-name="ro14">
          <table:table-cell table:style-name="ce17" office:value-type="string" calcext:value-type="string">
            <text:p>BASIC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2"/>
        </table:table-row>
        <table:table-row table:style-name="ro14">
          <table:table-cell table:style-name="ce17" office:value-type="string" calcext:value-type="string">
            <text:p>Pascal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2"/>
        </table:table-row>
        <table:table-row table:style-name="ro17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75" office:value-type="string" calcext:value-type="string">
            <text:p>GC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7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75" office:value-type="string" calcext:value-type="string">
            <text:p>GC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8" table:number-rows-repeated="1048555">
          <table:table-cell table:number-columns-repeated="1023"/>
        </table:table-row>
        <table:table-row table:style-name="ro1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20T11:23:30.997961600</dc:date>
    <meta:editing-duration>P1DT13H57M57S</meta:editing-duration>
    <meta:editing-cycles>58</meta:editing-cycles>
    <meta:generator>LibreOffice/7.3.7.2$Linux_X86_64 LibreOffice_project/30$Build-2</meta:generator>
    <meta:document-statistic meta:table-count="1" meta:cell-count="156" meta:object-count="0"/>
  </office:meta>
</office:document-meta>
</file>